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5ce" draw:textarea-horizontal-align="justify" draw:textarea-vertical-align="middle" draw:auto-grow-height="false" fo:min-height="1.07cm" fo:min-width="31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1.25cm"/>
      <style:paragraph-properties style:writing-mode="lr-tb"/>
    </style:style>
    <style:style style:name="gr3" style:family="graphic" style:parent-style-name="standard">
      <style:graphic-properties draw:fill="solid" draw:fill-color="#8e86ae" draw:textarea-horizontal-align="justify" draw:textarea-vertical-align="middle" draw:auto-grow-height="false" fo:min-height="3.85cm" fo:min-width="31.25cm"/>
      <style:paragraph-properties style:writing-mode="lr-tb"/>
    </style:style>
    <style:style style:name="gr4" style:family="graphic" style:parent-style-name="standard">
      <style:graphic-properties draw:fill="solid" draw:fill-color="#ff7b59" draw:textarea-horizontal-align="justify" draw:textarea-vertical-align="middle" draw:auto-grow-height="false" fo:min-height="3.75cm" fo:min-width="31.25cm"/>
      <style:paragraph-properties style:writing-mode="lr-tb"/>
    </style:style>
    <style:style style:name="gr5" style:family="graphic" style:parent-style-name="standard">
      <style:graphic-properties draw:fill="solid" draw:fill-color="#ffde59" draw:textarea-horizontal-align="justify" draw:textarea-vertical-align="middle" draw:auto-grow-height="false" fo:min-height="3.85cm" fo:min-width="31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5ce"/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8e86a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 draw:fill-color="#ff7b59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end"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ffde59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1.75cm" svg:height="1.32cm" svg:x="0cm" svg:y="15.88cm">
          <text:p text:style-name="P1"><text:span text:style-name="T1">Wybierz opcje naciskając klawisz T,W, M albo E i potwierdź wybór naciskając 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1.75cm" svg:height="4cm" svg:x="0cm" svg:y="0cm">
          <text:p text:style-name="P3"><text:span text:style-name="T2"><text:tab/></text:span><text:span text:style-name="T2">TODAY (T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1.75cm" svg:height="4.1cm" svg:x="0cm" svg:y="4cm">
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WEEK (W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1.75cm" svg:height="4cm" svg:x="0cm" svg:y="7.8cm"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MONTH (M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1.75cm" svg:height="4.1cm" svg:x="0cm" svg:y="11.8cm">
          <text:p text:style-name="P7"><text:span text:style-name="T2">EVER (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1.75cm" fo:page-height="1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4T18:49:18.172504521</meta:creation-date>
    <dc:date>2020-06-24T19:55:09.883824359</dc:date>
    <meta:editing-duration>PT1H59S</meta:editing-duration>
    <meta:editing-cycles>7</meta:editing-cycles>
    <meta:generator>LibreOffice/6.4.4.2$Linux_X86_64 LibreOffice_project/3d775be2011f3886db32dfd395a6a6d1ca2630ff</meta:generator>
    <meta:document-statistic meta:object-count="5"/>
  </office:meta>
</office:document-meta>
</file>